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F00000113FC7F9EC35D1448A3.png" manifest:media-type="image/png"/>
  <manifest:file-entry manifest:full-path="Pictures/100000000000022C00000077D5D1447F9DC6D36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width="14.711cm" svg:height="3.149cm" draw:z-index="0"><draw:image xlink:href="Pictures/100000000000022C00000077D5D1447F9DC6D365.png" xlink:type="simple" xlink:show="embed" xlink:actuate="onLoad" loext:mime-type="image/png"/></draw:frame><draw:frame draw:style-name="fr1" draw:name="Изображение2" text:anchor-type="char" svg:x="0.198cm" svg:y="3.147cm" svg:width="15.214cm" svg:height="7.276cm" draw:z-index="1"><draw:image xlink:href="Pictures/100000000000023F00000113FC7F9EC35D1448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12T17:27:13.961000000</meta:creation-date>
    <dc:date>2023-03-12T17:28:26.135000000</dc:date>
    <meta:editing-duration>PT1M1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2.2$Windows_x86 LibreOffice_project/4e471d8c02c9c90f512f7f9ead8875b57fcb1ec3</meta:generator>
  </office:meta>
</office:document-meta>
</file>